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middle"/>
    </style:style>
    <style:style style:name="ce4" style:family="table-cell" style:parent-style-name="Default" style:data-style-name="N0">
      <style:table-cell-properties style:vertical-align="middle" fo:wrap-option="wrap"/>
    </style:style>
    <style:style style:name="ce5" style:family="table-cell" style:parent-style-name="Default" style:data-style-name="N19">
      <style:table-cell-properties style:vertical-align="middle"/>
    </style:style>
    <style:style style:name="ce6" style:family="table-cell" style:parent-style-name="Default" style:data-style-name="N0">
      <style:table-cell-properties style:vertical-align="automatic" fo:wrap-option="wrap"/>
    </style:style>
    <style:style style:name="ce7" style:family="table-cell" style:parent-style-name="Default" style:data-style-name="N0">
      <style:table-cell-properties style:vertical-align="automatic"/>
    </style:style>
    <style:style style:name="co1" style:family="table-column">
      <style:table-column-properties fo:break-before="auto" style:column-width="1.45520833333333cm" style:use-optimal-column-width="true"/>
    </style:style>
    <style:style style:name="co2" style:family="table-column">
      <style:table-column-properties fo:break-before="auto" style:column-width="11.7739583333333cm"/>
    </style:style>
    <style:style style:name="co3" style:family="table-column">
      <style:table-column-properties fo:break-before="auto" style:column-width="3.20145833333333cm"/>
    </style:style>
    <style:style style:name="co4" style:family="table-column">
      <style:table-column-properties fo:break-before="auto" style:column-width="2.32833333333333cm"/>
    </style:style>
    <style:style style:name="co5" style:family="table-column">
      <style:table-column-properties fo:break-before="auto" style:column-width="8.016875cm"/>
    </style:style>
    <style:style style:name="co6" style:family="table-column">
      <style:table-column-properties fo:break-before="auto" style:column-width="1.905cm"/>
    </style:style>
    <style:style style:name="co7" style:family="table-column">
      <style:table-column-properties fo:break-before="auto" style:column-width="5.953125cm"/>
    </style:style>
    <style:style style:name="ro1" style:family="table-row">
      <style:table-row-properties style:row-height="15.75pt" style:use-optimal-row-height="true" fo:break-before="auto"/>
    </style:style>
    <style:style style:name="ro2" style:family="table-row">
      <style:table-row-properties style:row-height="16.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os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default-cell-style-name="ce1"/>
        <table:table-column table:style-name="co4" table:default-cell-style-name="ce2"/>
        <table:table-column table:style-name="co4" table:number-columns-repeated="16377" table:default-cell-style-name="ce1"/>
        <table:table-row table:style-name="ro1">
          <table:table-cell office:value-type="string" table:style-name="ce1">
            <text:p>post_id</text:p>
          </table:table-cell>
          <table:table-cell office:value-type="string" table:style-name="ce1">
            <text:p>post_title</text:p>
          </table:table-cell>
          <table:table-cell office:value-type="string" table:style-name="ce1">
            <text:p>created_at</text:p>
          </table:table-cell>
          <table:table-cell office:value-type="string" table:style-name="ce1">
            <text:p>post_image</text:p>
          </table:table-cell>
          <table:table-cell office:value-type="string" table:style-name="ce1">
            <text:p>post_content</text:p>
          </table:table-cell>
          <table:table-cell table:style-name="ce1"/>
          <table:table-cell office:value-type="string" table:style-name="ce2">
            <text:p>category_id</text:p>
          </table:table-cell>
          <table:table-cell table:number-columns-repeated="16377"/>
        </table:table-row>
        <table:table-row table:style-name="ro2">
          <table:table-cell office:value-type="float" office:value="1" table:style-name="ce3">
            <text:p>1</text:p>
          </table:table-cell>
          <table:table-cell office:value-type="string" table:style-name="ce4">
            <text:p>Chính thức thành lập thành phố Thủ Đức.</text:p>
          </table:table-cell>
          <table:table-cell office:value-type="date" office:date-value="2020-12-31T00:00:00" table:style-name="ce5">
            <text:p>12/31/2020</text:p>
          </table:table-cell>
          <table:table-cell office:value-type="string" table:style-name="ce3">
            <text:p>p1.jpg</text:p>
          </table:table-cell>
          <table:table-cell office:value-type="string" table:style-name="ce3">
            <text:p>Sáng 31-12, UBND TP.HCM đã tổ chức lễ công bố nghị quyết của Ủy ban Thường vụ Quốc hội về việc sắp xếp các đơn vị hành chính cấp huyện, xã và thành lập TP Thủ Đức thuộc TP.HCM. Hơn 400 đại biểu đã có mặt tại trụ sở UBND quận 2 - điểm cầu chính - để dự lễ công bố Nghị quyết thành lập TP Thủ Đức. Ngoài ra, tại hai điểm cầu trực tiếp cho cán bộ và người dân tại quận 9 và Thủ Đức có khoảng 750 người tham dự. Đến dự điểm cầu chính có nguyên thường trực Ban Bí thư Lê Hồng Anh, nguyên Phó thủ tướng Trương Vĩnh Trọng; Ủy viên Bộ Chính trị, theo dõi và chỉ đạo Đảng bộ, Trưởng Đoàn đại biểu Quốc hội TP.HCM Nguyễn Thiện Nhân; Bí thư Thành ủy TP.HCM Nguyễn Văn Nên cùng nhiều lãnh đạo, nguyên lãnh đạo Đảng, Nhà nước và TP.HCM. Phó chủ tịch Quốc hội Uông Chu Lưu đã trao Nghị quyết của Ủy ban Thường vụ Quốc hội về thành lập TP Thủ Đức thuộc TP.HCM cho lãnh đạo TP.HCM. Ông Uông Chu Lưu cho biết thành lập TP Thủ Đức không chỉ là sự kiện đặc biệt quan trọng với người dân 3 quận mà còn là cột mốc phát triển của TP.HCM trong hội nhập quốc tế, và đề nghị TP.HCM sớm trình ban hành cơ chế, chính sách đặc thù phát triển TP Thủ Đức.</text:p>
          </table:table-cell>
          <table:table-cell table:style-name="ce1"/>
          <table:table-cell office:value-type="float" office:value="1" table:style-name="ce2">
            <text:p>1</text:p>
          </table:table-cell>
          <table:table-cell table:number-columns-repeated="16377"/>
        </table:table-row>
        <table:table-row table:style-name="ro2">
          <table:table-cell office:value-type="float" office:value="2" table:style-name="ce1">
            <text:p>2</text:p>
          </table:table-cell>
          <table:table-cell office:value-type="string" table:style-name="ce6">
            <text:p>Thành lập thành phố Thủ Đức.</text:p>
          </table:table-cell>
          <table:table-cell office:value-type="date" office:date-value="2020-12-09T00:00:00" table:style-name="ce5">
            <text:p>12/9/2020</text:p>
          </table:table-cell>
          <table:table-cell office:value-type="string" table:style-name="ce1">
            <text:p>p2.jpg</text:p>
          </table:table-cell>
          <table:table-cell office:value-type="string" table:style-name="ce1">
            <text:p>Ủy ban Thường vụ Quốc hội thông qua nghị quyết thành lập thành phố Thủ Đức thuộc TP HCM với tỷ lệ đồng ý 100%, chiều 9/12. Nghị quyết có hiệu lực thi hành từ 1/1/2021. TP Thủ Đức được thành lập trên cơ sở nhập toàn bộ diện tích tự nhiên và dân số của Quận 2, Quận 9 và quận Thủ Đức. Sau khi thành lập, TP Thủ Đức rộng trên 211 km2 diện tích tự nhiên và quy mô dân số hơn một triệu người; nằm giáp Quận 1, Quận 4, Quận 7, Quận 12, quận Bình Thạnh; tỉnh Đồng Nai và tỉnh Bình Dương. Uỷ ban thường vụ Quốc hội giải thể Tòa án nhân dân, Viện kiểm sát nhân dân Quận 2, Quận 9 và quận Thủ Đức để thành lập Tòa án nhân dân, Viện Kiểm sát nhân dân TP Thủ Đức. Tại phiên họp, trình bày quan điểm của Chính phủ về sự cần thiết lập TP Thủ Đức, Bộ trưởng Nội vụ Lê Vĩnh Tân nói khu vực quận 2, quận 9 và quận Thủ Đức hiện nay có vị trí quan trọng trong vùng kinh tế trọng điểm phía Nam, là đầu mối của các tuyến giao thông huyết mạch giữa TP HCM và các tỉnh Đông Nam Bộ như: cao tốc TP HCM - Long Thành - Dầu Giây, xa lộ Hà Nội, quốc lộ 1A, đường Phạm Văn Đồng - quốc lộ 1K, quốc lộ 52...</text:p>
          </table:table-cell>
          <table:table-cell table:style-name="ce1"/>
          <table:table-cell office:value-type="float" office:value="1" table:style-name="ce2">
            <text:p>1</text:p>
          </table:table-cell>
          <table:table-cell table:number-columns-repeated="16377"/>
        </table:table-row>
        <table:table-row table:style-name="ro2">
          <table:table-cell office:value-type="float" office:value="3" table:style-name="ce1">
            <text:p>3</text:p>
          </table:table-cell>
          <table:table-cell office:value-type="string" table:style-name="ce1">
            <text:p>Đồng ý chủ trương thành lập TP.Thủ Đức</text:p>
          </table:table-cell>
          <table:table-cell office:value-type="date" office:date-value="2020-08-18T00:00:00" table:style-name="ce5">
            <text:p>8/18/2020</text:p>
          </table:table-cell>
          <table:table-cell office:value-type="string" table:style-name="ce1">
            <text:p>p3.jpg</text:p>
          </table:table-cell>
          <table:table-cell office:value-type="string" table:style-name="ce1">
            <text:p>Văn phòng Chính phủ vừa thông báo kết luận của Ủy viên Bộ Chính trị - Phó thủ tướng thường trực Trương Hòa Bình về Đề án không tổ chức HĐND quận, phường tại TP.HCM và Đề án thành lập TP trực thuộc TP.HCM. Cụ thể, căn cứ các quy định pháp luật và ý kiến chỉ đạo của Thủ tướng, Phó thủ tướng thường trực Trương Hòa Bình đồng ý chủ trương thành lập TP.Thủ Đức trên cơ sở sắp xếp 3 quận: 2, 9 và Thủ Đức theo đề án sắp xếp đơn vị hành chính cấp huyện, cấp xã giai đoạn 2019 - 2021. Việc thành lập TP.Thủ Đức theo định hướng hình thành khu đô thị sáng tạo, tương tác cao là phù hợp với chủ trương chung về phát triển kinh tế số, phát huy năng lực, đổi mới, sáng tạo. Để thu hút đầu tư vào TP.Thủ Đức, Phó thủ tướng thường trực Trương Hòa Bình lưu ý TP.HCM cần làm rõ các điểm nhấn, điểm khác biệt so với các TP trong nước cũng như các trung tâm tài chính, công nghệ trong khu vực châu Á; đồng thời hướng dẫn TP.HCM làm việc với các bộ, ngành để có thể tích hợp các đề án, chương trình liên quan vào định hướng phát triển của TP mới.</text:p>
          </table:table-cell>
          <table:table-cell table:style-name="ce1"/>
          <table:table-cell office:value-type="float" office:value="1" table:style-name="ce2">
            <text:p>1</text:p>
          </table:table-cell>
          <table:table-cell table:number-columns-repeated="16377"/>
        </table:table-row>
        <table:table-row table:style-name="ro2">
          <table:table-cell office:value-type="float" office:value="4" table:style-name="ce1">
            <text:p>4</text:p>
          </table:table-cell>
          <table:table-cell office:value-type="string" table:style-name="ce1">
            <text:p>Hiểu thế nào cho đúng về khu đô thị sáng tạo - thành phố Thủ Đức</text:p>
          </table:table-cell>
          <table:table-cell office:value-type="date" office:date-value="2020-09-24T00:00:00" table:style-name="ce5">
            <text:p>9/24/2020</text:p>
          </table:table-cell>
          <table:table-cell office:value-type="string" table:style-name="ce1">
            <text:p>p4.jpg</text:p>
          </table:table-cell>
          <table:table-cell office:value-type="string" table:style-name="ce1">
            <text:p>Đô thị sáng tạo là trọng tâm của các chiều kích tăng trưởng. Nơi đây là nơi hội tụ các ngành nghề khác nhau, hướng tới nục tiêu hợp tác đa ngành. Nhiều nhà phát triển kinh tế nghĩ đến thế giới về mặt ngành nghề (ví dụ như nông nghiệp, hàng không vũ trụ, chăm sóc sức khỏe). Nhưng những nền tảng đổi mới - như công nghệ thông tin, vật liệu mới, robot học - là những công cụ hỗ trợ công nghệ phục vụ cho nhiều ngành công nghiệp. Là vườn ươm cho các công nghệ nghiên cứu trong tương lai, các khu vực khác nhau của khu đô thị sáng tạo được xác định rõ ràng hơn bởi sự liên kết ngang chứ không phải bởi cách áp đặt từ trên xuống. Như vậy, các bên liên quan cần phải xây dựng năng lực để kết nối các ngành dường như không liên quan thông qua các nghiên cứu hợp tác, hội thoại và các công nghệ liên ngành. Đô thị sáng tạo là nơi có các hoạt động sáng tạo và khởi nghiệp diễn ra với cường độ và mật độ cao. Có thể nói đô thị sáng tạo là " không gian sáng tạo" <text:s/>tập trung đổi mới về khoa học - kỹ thuật <text:s/>và công nghệ, đa ngành với với mật đô cao.</text:p>
          </table:table-cell>
          <table:table-cell table:style-name="ce1"/>
          <table:table-cell office:value-type="string" table:style-name="ce2">
            <text:p>1,2</text:p>
          </table:table-cell>
          <table:table-cell table:number-columns-repeated="16377"/>
        </table:table-row>
        <table:table-row table:style-name="ro2">
          <table:table-cell office:value-type="float" office:value="5" table:style-name="ce1">
            <text:p>5</text:p>
          </table:table-cell>
          <table:table-cell office:value-type="string" table:style-name="ce1">
            <text:p>TP.HCM lấy ý kiến khi thành lập thành phố Thủ Đức</text:p>
          </table:table-cell>
          <table:table-cell office:value-type="date" office:date-value="2020-08-17T00:00:00" table:style-name="ce5">
            <text:p>8/17/2020</text:p>
          </table:table-cell>
          <table:table-cell office:value-type="string" table:style-name="ce1">
            <text:p>p5.jpg</text:p>
          </table:table-cell>
          <table:table-cell office:value-type="string" table:style-name="ce1">
            <text:p>Văn phòng Chính phủ vừa có thông báo kết luận của Phó thủ tướng thường trực Trương Hòa Bình về Đề án không tổ chức HĐND quận, phường tại TP.HCM và Đề án thành lập thành phố trực thuộc TP.HCM (gọi là thành phố Thủ Đức). Về đề án thành lập thành phố Thủ Đức, Thủ tướng Nguyễn Xuân Phúc đã có ý giao UBND TP.HCM xây dựng đề án, gửi xin ý kiến các Bộ, ngành, cơ quan liên quan, báo cáo Chính phủ xem xét, trình Ủy ban Thường vụ Quốc hội theo quy định. Căn cứ các quy định pháp luật và ý kiến chỉ đạo của Thủ tướng, Phó thủ tướng Trương Hòa Bình đồng ý chủ trương thành lập thành phố Thủ Đức trên cơ sở sắp xếp 3 quận: 2, 9 và Thủ Đức theo đề án sắp xếp đơn vị hành chính cấp huyện, cấp xã giai đoạn 2019 - 2021. Việc thành lập thành phố Thủ Đức theo định hướng hình thành khu đô thị sáng tạo, tương tác cao là phù hợp với chủ trương chung về phát triển kinh tế số, phát huy năng lực, đổi mới, sáng tạo. Trong quá trình xây dựng đề án, TP.HCM cần lưu ý về quy hoạch chung, tổ chức lấy ý kiến của các nhà đầu tư nước ngoài, các tập đoàn công nghệ, tài chính, bất động sản hàng đầu thế giới về định hướng xây dựng thành phố nhằm tìm hiểu nhu cầu đầu tư, yêu cầu về cơ sở hạ tầng để có thể tích hợp vào quy hoạch, định hướng chung của thành phố.</text:p>
          </table:table-cell>
          <table:table-cell table:style-name="ce1"/>
          <table:table-cell office:value-type="float" office:value="2" table:style-name="ce2">
            <text:p>2</text:p>
          </table:table-cell>
          <table:table-cell table:number-columns-repeated="16377"/>
        </table:table-row>
        <table:table-row table:style-name="ro2">
          <table:table-cell office:value-type="float" office:value="6" table:style-name="ce1">
            <text:p>6</text:p>
          </table:table-cell>
          <table:table-cell office:value-type="string" table:style-name="ce1">
            <text:p>Chuyên gia góp ý giải pháp hình thành Thành phố Thủ Đức</text:p>
          </table:table-cell>
          <table:table-cell office:value-type="date" office:date-value="2020-09-01T00:00:00" table:style-name="ce5">
            <text:p>9/1/2020</text:p>
          </table:table-cell>
          <table:table-cell office:value-type="string" table:style-name="ce1">
            <text:p>p6.jpg</text:p>
          </table:table-cell>
          <table:table-cell office:value-type="string" table:style-name="ce1">
            <text:p>Năm ngoái TP.HCM chỉ quan tâm đến những khu đất có tiềm năng phát triển ở phía đông và tổ chức cuộc thi ý tưởng quy hoạch, rồi chọn được sáu khu trọng điểm. Đến đầu năm nay thì TP.HCM muốn biến KĐT phía đông thành một TP phía đông bao gồm các quận 2, 9, Thủ Đức. Theo tôi, muốn lên TP thì cần nhiều hơn sáu khu trọng điểm, tầm tư duy quy hoạch phải lớn hơn, rộng hơn, có khi hơn 10 khu như vậy. Cụ thể, ngoài sáu khu trọng điểm theo ý tưởng ban đầu còn cần quan tâm các khu khác. Tôi thấy trước mắt có thể kể đến bốn hoặc năm khu. Thứ nhất là khu logistics: gồm logistics đường thủy (cảng Cát Lái), logistics đường sắt có ga Sóng Thần - Dĩ An… có thể hình thành được KĐT logistics. Thứ hai là KĐT An Phú (quận 2), lâu nay là khu dân cư cao cấp, dù có tiềm năng nhưng chưa được quy hoạch tới nơi tới chốn, cũng cần chỉnh trang lại khu này và nối kết khu Thanh Đa. Thứ ba là khu Rạch Chiếc, nơi này cũng có khả năng thành KĐT thể dục thể thao. Thứ tư là khu triển lãm - hội chợ quốc tế Thủ Đức. TP Thủ Đức tương lai sẽ có hai thử thách nếu muốn phát triển. Thứ nhất: Số vốn đầu tư rất lớn, TP nên tập trung vào nguồn vốn tư nhân và nước ngoài chứ không chỉ lấy từ ngân sách. Thứ hai: Hiện nay khu đông đã có 1 triệu dân, kỳ vọng sẽ tăng thêm từ 500.000 đến 1 triệu dân nữa để xây dựng TP sáng tạo - công nghệ cao</text:p>
          </table:table-cell>
          <table:table-cell table:style-name="ce1"/>
          <table:table-cell office:value-type="float" office:value="2" table:style-name="ce2">
            <text:p>2</text:p>
          </table:table-cell>
          <table:table-cell table:number-columns-repeated="16377"/>
        </table:table-row>
        <table:table-row table:style-name="ro2">
          <table:table-cell office:value-type="float" office:value="7" table:style-name="ce1">
            <text:p>7</text:p>
          </table:table-cell>
          <table:table-cell office:value-type="string" table:style-name="ce1">
            <text:p>Thành phố Thủ Đức - Thành phố của những giấc mơ có thể trở thành một “đặc khu kinh tế”?</text:p>
          </table:table-cell>
          <table:table-cell office:value-type="date" office:date-value="2020-09-11T00:00:00" table:style-name="ce5">
            <text:p>9/11/2020</text:p>
          </table:table-cell>
          <table:table-cell office:value-type="string" table:style-name="ce1">
            <text:p>p7.jpg</text:p>
          </table:table-cell>
          <table:table-cell office:value-type="string" table:style-name="ce6">
            <text:p>Trải qua 13 năm sống và làm việc ở TP HCM, tôi đã chứng kiến sự thay da đổi thịt từng ngày của đô thị sôi động bậc nhất cả nước này. Thời điểm tôi mới vào TP HCM, khu quận 2, quận 9 đang ngổn ngang công trường xây dựng. Mỗi lần qua khu vực này thì khói bụi mù mịt, đường xá ngập nước lầy lội. Khi đó, quận Thủ Đức vẫn được xem là “vùng sâu, vùng xa”. Mỗi lần có mưa thì giao thông nhiều khu vực bị tắc nghẽn bởi nhiều tuyến đường chìm trong biển nước.</text:p>
            <text:p>Tuy nhiên, với sự đô thị hóa “thần tốc”, chỉ trong vòng 10 năm gần đây khu vực phía đông TP HCM đang trở thành điểm nóng trong phát triển hạ tầng và rất nhiều dự án bất động sản. Những tuyến đường giao thông mới được hình thành và làm cho kết nối giữa khu Đông và trung tâm thành phố trở nên hết sức thuận tiện. Đặc biệt nhiều khu đô thị hiện đại được mọc lên ở đây đã biến khu vực này trở thành một nơi đáng sống.</text:p>
            <text:p>Như một điều tất yếu, giá bất động sản của khu vực này cũng tăng lên mạnh mẽ trong những năm qua. Nếu so với mức giá cách đây chỉ 5 năm thì một số khu vực ở Thủ Đức, quận 2, quận 9 đã tăng 2-5 lần. Có thể nói đây là khu vực tăng nóng nhất ở TP HCM trong những năm gần đây.</text:p>
            <text:p/>
          </table:table-cell>
          <table:table-cell table:style-name="ce1"/>
          <table:table-cell office:value-type="string" table:style-name="ce2">
            <text:p>2</text:p>
          </table:table-cell>
          <table:table-cell table:number-columns-repeated="16377"/>
        </table:table-row>
        <table:table-row table:style-name="ro2">
          <table:table-cell office:value-type="float" office:value="8" table:style-name="ce1">
            <text:p>8</text:p>
          </table:table-cell>
          <table:table-cell office:value-type="string" table:style-name="ce1">
            <text:p>Sớm có chính sách đặc thù thúc đẩy TP Thủ Đức tăng tốc.</text:p>
          </table:table-cell>
          <table:table-cell office:value-type="date" office:date-value="2021-02-17T00:00:00" table:style-name="ce5">
            <text:p>2/17/2021</text:p>
          </table:table-cell>
          <table:table-cell office:value-type="string" table:style-name="ce1">
            <text:p>p8.jpg</text:p>
          </table:table-cell>
          <table:table-cell office:value-type="string" table:style-name="ce1">
            <text:p>TP Thủ Đức có những nền tảng quan trọng như Khu Công nghệ cao, Đại học Quốc gia TPHCM, Khu đô thị mới Thủ Thiêm, được lập nên với nhiều kỳ vọng về một đô thị đi đầu sáng tạo của TPHCM. Vượt lên trên bình diện chung của TPHCM, TP Thủ Đức sẽ là nơi tiên phong, phát triển dựa trên kinh tế tri thức, đổi mới sáng tạo, kinh tế số gắn với môi trường sống thân thiện, phát triển bền vững… Với hạt nhân là TP Thủ Đức, TPHCM kỳ vọng sẽ có điều kiện hỗ trợ phát triển vùng và đóng góp nhiều hơn cho cả nước. Để thực hiện mục tiêu trên, TPHCM đã quy hoạch TP Thủ Đức với 8 trung tâm chức năng gắn với đô thị sáng tạo tương tác cao phía Đông TPHCM. Theo bà Lưu Thị Thanh Mẫu, Tổng Giám đốc Phuc Khang Corporation, đối với TP Thủ Đức, hạ tầng là yếu tố quan trọng cần ưu tiên hàng đầu. “Xây nhà từ móng” - tức là phát triển một thành phố như TP Thủ Đức cần bắt đầu từ hạ tầng, tránh những vấn đề mà TPHCM đang đối mặt như kẹt xe, ngập nước, quá tải và xuống cấp hạ tầng. Nếu chỉ quẩn quanh giải quyết những vấn đề hạ tầng, cơm áo thì rất khó để sáng tạo, dành tâm sức cho những vấn đề lớn lao hơn.</text:p>
          </table:table-cell>
          <table:table-cell table:style-name="ce1"/>
          <table:table-cell office:value-type="string" table:style-name="ce2">
            <text:p>2</text:p>
          </table:table-cell>
          <table:table-cell table:number-columns-repeated="16377"/>
        </table:table-row>
        <table:table-row table:style-name="ro2">
          <table:table-cell office:value-type="float" office:value="9" table:style-name="ce1">
            <text:p>9</text:p>
          </table:table-cell>
          <table:table-cell office:value-type="string" table:style-name="ce1">
            <text:p>Thành phố Thủ Đức – Động lực phát triển kinh tế của thành phố mang tên Bác.</text:p>
          </table:table-cell>
          <table:table-cell office:value-type="date" office:date-value="2020-12-31T00:00:00" table:style-name="ce5">
            <text:p>12/31/2020</text:p>
          </table:table-cell>
          <table:table-cell office:value-type="string" table:style-name="ce1">
            <text:p>p9.jpg</text:p>
          </table:table-cell>
          <table:table-cell office:value-type="string" table:style-name="ce1">
            <text:p>Với sự quyết tâm, nỗ lực của lãnh đạo Thành phố Hồ Chí Minh trong tìm kiếm động lực phát triển mới, cùng với sự quan tâm, hỗ trợ của Trung ương, mô hình chính quyền đô thị, trong đó có thành lập thành phố Thủ Đức – thành phố trong thành phố đầu tiên của nước ta - được triển khai, có hiệu lực từ 1/1/2021. Theo dõi quá trình chuẩn bị, bảo vệ đề án này của Thành phố Hồ Chí Minh, chúng ta thấy rõ được tinh thần đổi mới, sáng tạo, khát khao tạo động lực mới để vươn lên tầm cao mới của thành phố mang tên Bác. Theo Chủ tịch UBND Thành phố Hồ Chí Minh Nguyễn Thành Phong, việc xây dựng Đề án thành lập thành phố Thủ Đức đã được làm thận trọng và bài bản. Mục tiêu phát triển thành phố trong tương lai là hình thành hệ sinh thái sáng tạo, đô thị thông minh đòi hỏi hình thái tương thích “thành phố trong thành phố”… Theo quy hoạch, thành phố sẽ triển khai tiếp hạ tầng công nghệ và hạ tầng xã hội mới gồm Trung tâm khởi nghiệp sáng tạo lớn nhất Việt Nam, Công viên phần mềm Quang Trung thành phố Thủ Đức, Trung tâm tính toán hiệu năng cao (siêu máy tính) hiện đại nhất ASEAN, Nhà hát giao hưởng, nhạc và vũ kịch, Trung tâm Triển lãm quốc tế.</text:p>
          </table:table-cell>
          <table:table-cell table:style-name="ce1"/>
          <table:table-cell office:value-type="string" table:style-name="ce2">
            <text:p>2</text:p>
          </table:table-cell>
          <table:table-cell table:number-columns-repeated="16377"/>
        </table:table-row>
        <table:table-row table:style-name="ro2">
          <table:table-cell office:value-type="float" office:value="10" table:style-name="ce1">
            <text:p>10</text:p>
          </table:table-cell>
          <table:table-cell office:value-type="string" table:style-name="ce1">
            <text:p>Ba giai đoạn xây dựng thành phố Thủ Đức phát triển toàn diện vào năm 2035</text:p>
          </table:table-cell>
          <table:table-cell office:value-type="date" office:date-value="2021-01-20T00:00:00" table:style-name="ce5">
            <text:p>1/20/2021</text:p>
          </table:table-cell>
          <table:table-cell office:value-type="string" table:style-name="ce1">
            <text:p>p10.jpg</text:p>
          </table:table-cell>
          <table:table-cell office:value-type="string" table:style-name="ce1">
            <text:p>Từ nay đến năm 2035, Khu đô thị tương tác cao phía Đông, thành phố Thủ Đức sẽ có 3 giai đoạn phát triển. Giai đoạn 1 khởi tạo (2020-2022), có mục đích lập định hướng khung phát triển và chiến lược, xây dựng cơ chế - tổ chức, xác định nhóm ngành ưu tiên, thiết lập hợp phần 3 nhà (Nhà nước - Nhà đầu tư - Nhà giáo dục). Giai đoạn 2 là giai đoạn triển khai (2023-2030), với diện tích phát triển 500ha, thu hút dân cư 80.000 người, diện tích khu công nghiệp sáng tạo 150ha (50.000 việc làm trình độ kỹ sư trở lên). Trong giai đoạn này, Nhà nước triển khai thực hiện các dự án đầu tư - giao thông - hạ tầng - hạ tầng số, kêu gọi các doanh nghiệp đầu tàu triển khai đầu tư chiến lược; tạo hiệu ứng xã hội, quốc tế về triển khai chiến lược thông qua diễn đàn trao đổi, xúc tiến đầu tư và hợp tác quốc tế. Giai đoạn 3 là giai đoạn hoàn thiện (2030-2040), chiến lược đầu tư mở rộng đối với tất cả các nhóm ngành kinh tế, đẩy mạnh phát triển đối với nhóm ngành ưu tiên (đã triển khai đầu tư trong giai đoạn 2), xây dựng chính sách lan tỏa phát triển toàn khu vực phía Đông thành phố Hồ Chí Minh và vùng phụ cận trên địa bàn khác, triển khai kết nối đối ngoại từ giao thông các trục chính của khu vực.</text:p>
          </table:table-cell>
          <table:table-cell table:style-name="ce1"/>
          <table:table-cell office:value-type="string" table:style-name="ce2">
            <text:p>2</text:p>
          </table:table-cell>
          <table:table-cell table:number-columns-repeated="16377"/>
        </table:table-row>
        <table:table-row table:style-name="ro2">
          <table:table-cell office:value-type="float" office:value="11" table:style-name="ce1">
            <text:p>11</text:p>
          </table:table-cell>
          <table:table-cell office:value-type="string" table:style-name="ce1">
            <text:p>Xây dựng TP.Thủ Đức trở thành thành phố của công nghệ cao</text:p>
          </table:table-cell>
          <table:table-cell office:value-type="date" office:date-value="2020-11-30T00:00:00" table:style-name="ce5">
            <text:p>11/30/2020</text:p>
          </table:table-cell>
          <table:table-cell office:value-type="string" table:style-name="ce1">
            <text:p>p11.jpg</text:p>
          </table:table-cell>
          <table:table-cell office:value-type="string" table:style-name="ce7">
            <text:p>Thành phố Thủ Đức được kỳ vọng sẽ đóng góp trên dưới 30% giá trị tổng sản phẩm của thành phố Hồ Chí Minh. Để đạt được mục tiêu đầy tham vọng đó trong điều kiện các nguồn lực truyền thống như đất đai, sản xuất công nghiệp, nông nghiệp,... chỉ có giới hạn và đã được khai thác đến mức gần như tối đa, cần tìm kiếm hoặc tạo ra các nguồn lực mới. Phát triển công nghệ cao được cho là giải pháp chủ lực của bài toán tăng tỷ lệ đóng góp của thành phố Thủ Đức vào quy mô nền kinh tế của thành phố. Giải pháp này được đề ra trên cơ sở nhìn nhận các thế mạnh vốn có của Thủ Đức cũng như các khả năng thu hút các nhân tố từ bên ngoài. Thành phố Thủ Đức bao trùm toàn bộ khu công nghệ cao vận hành từ nhiều năm nay. Trong khuôn viên khu này đang có các tên tuổi lớn trong các lĩnh vực điện tử và công nghệ số. Bên cạnh đó là các trường đại học lớn có thiên hướng nghiên cứu. Cần tạo điều kiện để thúc đẩy việc liên kết hoạt động của các doanh nghệ công nghệ cao với hoạt động đào tạo và nghiên cứu khoa học của các trường đại học.</text:p>
          </table:table-cell>
          <table:table-cell table:style-name="ce1"/>
          <table:table-cell office:value-type="string" table:style-name="ce2">
            <text:p>1,2</text:p>
          </table:table-cell>
          <table:table-cell table:number-columns-repeated="16377"/>
        </table:table-row>
        <table:table-row table:style-name="ro2">
          <table:table-cell office:value-type="float" office:value="12" table:style-name="ce1">
            <text:p>12</text:p>
          </table:table-cell>
          <table:table-cell office:value-type="string" table:style-name="ce1">
            <text:p>Thành phố Thủ Đức sẽ đón sóng đầu tư mới?</text:p>
          </table:table-cell>
          <table:table-cell office:value-type="date" office:date-value="2020-08-19T00:00:00" table:style-name="ce5">
            <text:p>8/19/2020</text:p>
          </table:table-cell>
          <table:table-cell office:value-type="string" table:style-name="ce1">
            <text:p>p12.jpg</text:p>
          </table:table-cell>
          <table:table-cell office:value-type="string" table:style-name="ce7">
            <text:p>Văn phòng Chính phủ vừa phát đi thông báo kết luận của Ủy viên Bộ Chính trị - Phó thủ tướng thường trực Trương Hòa Bình đồng ý chủ trương thành lập khu đô thị sáng tạo phía đông, theo đề xuất trước đó của TP.HCM. Cụ thể, căn cứ các quy định pháp luật và ý kiến chỉ đạo của Thủ tướng, Phó thủ tướng thường trực Trương Hòa Bình đồng ý chủ trương thành lập TP.Thủ Đức trên cơ sở sắp xếp 3 quận: 2, 9 và Thủ Đức theo đề án sắp xếp đơn vị hành chính cấp huyện, cấp xã giai đoạn 2019 - 2021. Việc thành lập TP.Thủ Đức theo định hướng hình thành khu đô thị sáng tạo, tương tác cao được đánh giá là phù hợp với chủ trương chung về phát triển kinh tế số, phát huy năng lực, đổi mới, sáng tạo. Để thu hút đầu tư vào TP.Thủ Đức, Phó thủ tướng thường trực Trương Hòa Bình lưu ý TP.HCM cần làm rõ các điểm nhấn, điểm khác biệt so với các TP trong nước cũng như các trung tâm tài chính, công nghệ trong khu vực châu Á. TS Huỳnh Thế Du, giảng viên Đại học Fulbright VN, cho rằng: Việc thành lập một “đặc khu” cho TP.HCM rất quan trọng trong bối cảnh kinh tế VN hiện nay. TP.HCM là đô thị lớn và quan trọng nhất cả nước, nhưng đang gặp phải nhiều vấn đề. Muốn có những thử nghiệm cải cách sẽ rất khó và rủi ro. Thành lập một TP mới như Thủ Đức sẽ giải quyết hết các vấn đề hiện hữu, tạo ra cơ chế đặc biệt, vượt trội giúp TP.HCM nói riêng, cũng như VN nói chung nâng cao năng lực cạnh tranh với các đô thị lớn trong khu vực.</text:p>
          </table:table-cell>
          <table:table-cell table:style-name="ce1"/>
          <table:table-cell office:value-type="string" table:style-name="ce2">
            <text:p>2</text:p>
          </table:table-cell>
          <table:table-cell table:number-columns-repeated="16377"/>
        </table:table-row>
        <table:table-row table:style-name="ro2">
          <table:table-cell office:value-type="float" office:value="13" table:style-name="ce1">
            <text:p>13</text:p>
          </table:table-cell>
          <table:table-cell office:value-type="string" table:style-name="ce1">
            <text:p>Cần ưu tiên cho Tp.Thủ Đức để đẩy nhanh tốc độ các dự án</text:p>
          </table:table-cell>
          <table:table-cell office:value-type="date" office:date-value="2021-03-29T00:00:00" table:style-name="ce5">
            <text:p>3/29/2021</text:p>
          </table:table-cell>
          <table:table-cell office:value-type="string" table:style-name="ce1">
            <text:p>p13.jpg</text:p>
          </table:table-cell>
          <table:table-cell office:value-type="string" table:style-name="ce7">
            <text:p>Tại buổi làm việc, ông Hoàng Tùng, Chủ tịch UBND Tp.Thủ Đức, cho biết, năm 2021, Tp.Thủ Đức đặt ra 26 chỉ tiêu phát triển kinh tế, trong đó thu ngân sách phấn đấu đạt hơn 8.300 tỷ đồng; đến năm 2025 trồng mới ít nhất 01 triệu cây xanh trên địa bàn. Về các công trình, dự án trọng điểm, phấn đấu hoàn thành 15 công trình và khởi công 16 công trình trong năm 2021. Hiện bộ máy của Tp.Thủ Đức được xem tương đương cơ quan hành chính cấp huyện nhưng lại có quy mô dân số lớn, hơn 1,2 triệu người là hết sức khó khăn. Do đó, ông Ông Hoàng Tùng đề xuất hình thành 4 trung tâm để phục vụ phát triển, gồm: Trung tâm Hỗ trợ khởi nghiệp, xúc tiến đầu tư và phát triển nguồn nhân lực; Trung tâm Khoa học – Công nghệ; Trung tâm phát triển quỹ đất; Trung tâm công tác xã hội. Đối với một số dự án trên địa bàn còn vướng mắc, kiến nghị Tp.HCM quan tâm để chỉ đạo các sở ngành, đơn vị liên quan đẩy nhanh tốc độ các dự án này. Trước mắt, khi khi chưa thay đổi được các quy định, thì UBND Tp.Thủ Đức đã trao đổi với các sở ngành và thống nhất là sẽ có những ưu đãi, ưu tiên cho Tp.Thủ Đức. Như việc rà soát các đồ án quy hoạch, các dự án liên quan đến giá, đăng ký các dự án đầu tư công…</text:p>
          </table:table-cell>
          <table:table-cell table:style-name="ce1"/>
          <table:table-cell office:value-type="string" table:style-name="ce2">
            <text:p>2</text:p>
          </table:table-cell>
          <table:table-cell table:number-columns-repeated="16377"/>
        </table:table-row>
        <table:table-row table:style-name="ro2">
          <table:table-cell office:value-type="float" office:value="14" table:style-name="ce1">
            <text:p>14</text:p>
          </table:table-cell>
          <table:table-cell office:value-type="string" table:style-name="ce1">
            <text:p>Thành phố Thủ Đức đưa xe tiêm vắc xin Covid-19 đến từng nhà dân</text:p>
          </table:table-cell>
          <table:table-cell office:value-type="date" office:date-value="2021-08-02T00:00:00" table:style-name="ce5">
            <text:p>8/2/2021</text:p>
          </table:table-cell>
          <table:table-cell office:value-type="string" table:style-name="ce1">
            <text:p>p14.jpg</text:p>
          </table:table-cell>
          <table:table-cell office:value-type="string" table:style-name="ce6">
            <text:p>Sáng 1-8, TP Thủ Đức, TP HCM đã tổ chức ra quân các đội lưu động, phản ứng nhanh để tiêm vắc-xin Covid-19 cho người dân. Những chiếc xe lưu động này sẽ di chuyển đến từng khu vực trong điều kiện giãn cách xã hội. Phát biểu tại buổi lễ, ông Hoàng Tùng, Chủ tịch UBND TP Thủ Đức, cho biết nhằm tăng cường chăm sóc sức khỏe cho người dân khi tình hình dịch bệnh vẫn còn phức tạp nên địa phương đã tổ chức đội tiêm vắc-xin lưu động đảm bảo an toàn và đặc biệt thực hiện giãn cách theo Chỉ thị 16 phòng chống dịch, tuyệt đối giãn cách nhà với nhà, khu phố với khu phố. Theo ông Hoàng Tùng, những đối tượng người trên 65 tuổi, có bệnh nền, nhóm cán bộ thực hiện công tác phòng chống dịch tuyến đầu sẽ được ưu tiên tiêm vắc-xin. Vì vậy, địa phương đã triển khai một đội hình xe tiêm chủng lưu động đến từng khu phố để tiêm cho người dân. "Trong thời gian đầu, chúng tôi sẽ tập trung tiêm cho các khu vực có nguy cơ cao. Sau khi đánh giá lại các khu vực phong tỏa sẽ thực hiện tiêm chủng, biến khu vực này thành vùng xanh, đồng thời để người dân tham gia tự quản các khu vực này, duy trì vùng xanh trong thời gian tới" - Chủ tịch UBND TP Thủ Đức chia sẻ.<text:s/></text:p>
          </table:table-cell>
          <table:table-cell table:style-name="ce1"/>
          <table:table-cell office:value-type="string" table:style-name="ce2">
            <text:p>3</text:p>
          </table:table-cell>
          <table:table-cell table:number-columns-repeated="16377"/>
        </table:table-row>
        <table:table-row table:style-name="ro2">
          <table:table-cell office:value-type="float" office:value="15" table:style-name="ce1">
            <text:p>15</text:p>
          </table:table-cell>
          <table:table-cell office:value-type="string" table:style-name="ce1">
            <text:p>Lãnh đạo thành phố Thủ Đức thăm, chúc Tết công nhân vệ sinh</text:p>
          </table:table-cell>
          <table:table-cell office:value-type="date" office:date-value="2021-02-12T00:00:00" table:style-name="ce5">
            <text:p>2/12/2021</text:p>
          </table:table-cell>
          <table:table-cell office:value-type="string" table:style-name="ce1">
            <text:p>p15.jpg</text:p>
          </table:table-cell>
          <table:table-cell office:value-type="string" table:style-name="ce7">
            <text:p>Tối 11/2, Phó Bí thư Thường trực Thành ủy, Chủ tịch HĐND thành phố Thủ Đức Nguyễn Phước Hưng và Phó Bí thư Thành ủy, Chủ tịch UBND thành phố Thủ Đức Hoàng Tùng dẫn đầu đoàn lãnh đạo Thành ủy, HĐND, UBND, UBMTTQ Việt Nam thành phố Thủ Đức đến thăm và tặng quà cho hơn 100 công nhân vệ sinh của Công ty TNHH MTV dịch vụ công ích Quận 2 đang chuẩn bị công tác dọn dẹp chợ hoa tại phường An Phú. Thay mặt Thành ủy, HĐND, UBND, UBMTTQ Việt Nam thành phố Thủ Đức Phó Bí thư Thành ủy, Chủ tịch UBND thành phố Thủ Đức Hoàng Tùng tặng quà và động viên các công nhân. Phát biểu tại buổi gặp mặt, Phó Bí thư Thành ủy, Chủ tịch UBND thành phố Thủ Đức Hoàng Tùng ghi nhận và biểu dương những người công nhân vệ sinh nói chung và công ty TNHH MTV dịch vụ công ích Quận 2 nói riêng. Các anh chị đã hy sinh hạnh phúc cá nhân để giữ gìn sự sạch sẽ, vẻ đẹp cảnh quang môi trường trên toàn thành phố Thủ Đức trong những ngày Tết đến. Khi những người khác đang êm ấm vui đùa cùng người thân chuẩn bị đón Giao thừa thì các anh chị lại lặng lẽ quét từng ngách đường, ngõ hẻm để thành phố Thủ Đức có được một cảnh quang sạch đẹp, giữ gìn cho đường phố sạch sẽ. Việc làm đó thật là đáng trân trọng.</text:p>
          </table:table-cell>
          <table:table-cell table:style-name="ce1"/>
          <table:table-cell office:value-type="string" table:style-name="ce2">
            <text:p>3</text:p>
          </table:table-cell>
          <table:table-cell table:number-columns-repeated="16377"/>
        </table:table-row>
        <table:table-row table:style-name="ro2">
          <table:table-cell office:value-type="float" office:value="16" table:style-name="ce1">
            <text:p>16</text:p>
          </table:table-cell>
          <table:table-cell office:value-type="string" table:style-name="ce1">
            <text:p>Trao quà tặng các hộ cận nghèo và nghèo tại TP Thủ Đức</text:p>
          </table:table-cell>
          <table:table-cell office:value-type="date" office:date-value="2021-02-02T00:00:00" table:style-name="ce5">
            <text:p>2/2/2021</text:p>
          </table:table-cell>
          <table:table-cell office:value-type="string" table:style-name="ce1">
            <text:p>p16.jpg</text:p>
          </table:table-cell>
          <table:table-cell office:value-type="string" table:style-name="ce7">
            <text:p>Sáng 2/2, Ủy ban MTTQ Việt Nam TP – Ban Vận động, Quản lý và sử dụng Quỹ “Vì người nghèo” TPHCM tổ chức chương trình trao quà cho các hộ gia đình cận nghèo, hộ nghèo tại khu vực 1 – TP Thủ Đức. Đến dự có Ủy viên Ban Thường vụ Thành ủy, Chủ tịch Ủy ban MTTQ Việt Nam TP Tô Thị Bích Châu. Tại chương trình, Ban Vận động, Quản lý và sử dụng Quỹ “Vì người nghèo” TP đã trao 194 phần quà cho các hộ cận nghèo, nghèo tại khu vực 1 TP Thủ Đức. Mỗi phần quà trị giá 1 triệu đồng. Theo Ủy ban MTTQ Việt Nam TP, năm nay TP đã dành hơn 45,3 tỷ đồng để chăm lo dịp Tết cho người dân nghèo, có hoàn cảnh khó khăn. Trong đó, dành 18,2 tỷ đồng để hỗ trợ 35 tỉnh, TP khác để chăm lo cho người dân có hoàn cảnh khó khăn đón Tết cổ truyền dân tộc. Cùng ngày, đoàn đại biểu Ủy ban MTTQ Việt Nam TP do đồng chí Tô Thị Bích Châu, Ủy viên Ban Thường vụ Thành ủy, Chủ tịch Ủy ban MTTQ Việt Nam TP làm trưởng đoàn đã đến thăm và chúc Tết các chức sắc tiêu biểu tại TP Thủ Đức, nhân dịp Tết cổ truyền dân tộc.</text:p>
          </table:table-cell>
          <table:table-cell table:style-name="ce1"/>
          <table:table-cell office:value-type="string" table:style-name="ce2">
            <text:p>3</text:p>
          </table:table-cell>
          <table:table-cell table:number-columns-repeated="16377"/>
        </table:table-row>
        <table:table-row table:style-name="ro2">
          <table:table-cell office:value-type="float" office:value="17" table:style-name="ce1">
            <text:p>17</text:p>
          </table:table-cell>
          <table:table-cell office:value-type="string" table:style-name="ce1">
            <text:p>Thành phố Thủ Đức xét nghiệm COVID-19 miễn phí cho shipper</text:p>
          </table:table-cell>
          <table:table-cell office:value-type="date" office:date-value="2021-09-24T00:00:00" table:style-name="ce5">
            <text:p>9/24/2021</text:p>
          </table:table-cell>
          <table:table-cell office:value-type="string" table:style-name="ce1">
            <text:p>p17.jpg</text:p>
          </table:table-cell>
          <table:table-cell office:value-type="string" table:style-name="ce1">
            <text:p>Trong chương trình tầm soát 'thần tốc', UBND Thành phố Thủ Đức triển khai xét nghiệm COVID-19 miễn phí cho shipper với ứng dụng công nghệ tại các địa điểm y tế lưu động tại các phường của Thủ Đức. Các shipper sẽ nhận được kết quả xét nghiệm và lưu giữ lịch sử xét nghiệm trực tuyến. Thời gian xét nghiệm từ 6h sáng đến 18h tối mỗi ngày từ 24-9-2021 đến 30-9-2021. Để đăng ký và nhận kết quả, các shipper chỉ cần truy cập vào website https://vnkm.yte.gov.vn/ hoặc https://vietnamkhoemanh.vn. Việc ứng dụng công nghệ trong xét nghiệm cho các shipper giúp các doanh nghiệp vận tải quản lý tự động, trực tuyến tình trạng xét nghiệp âm tính của các bác tài, giảm chi phí xét nghiệm, đảm bảo an toàn phòng chống dịch. Các shipper công nghệ trở lại hoạt động, kết nối chuỗi cung ứng, dịch vụ,… sẽ đáp ứng nhu cầu vận chuyển, giao nhận cho người dân và doanh nghiệp trong trạng thái bình thường mới.</text:p>
          </table:table-cell>
          <table:table-cell table:style-name="ce1"/>
          <table:table-cell office:value-type="string" table:style-name="ce2">
            <text:p>3</text:p>
          </table:table-cell>
          <table:table-cell table:number-columns-repeated="16377"/>
        </table:table-row>
        <table:table-row table:style-name="ro2">
          <table:table-cell office:value-type="float" office:value="18" table:style-name="ce1">
            <text:p>18</text:p>
          </table:table-cell>
          <table:table-cell office:value-type="string" table:style-name="ce1">
            <text:p>Ngày công tác Xã hội Việt Nam năm 2021</text:p>
          </table:table-cell>
          <table:table-cell office:value-type="date" office:date-value="2021-03-26T00:00:00" table:style-name="ce5">
            <text:p>3/26/2021</text:p>
          </table:table-cell>
          <table:table-cell office:value-type="string" table:style-name="ce1">
            <text:p>p18.jpg</text:p>
          </table:table-cell>
          <table:table-cell office:value-type="string" table:style-name="ce1">
            <text:p>Ngày 25/3, Bệnh viện thành phố Thủ Đức tổ chức chương trình “Tháng 3 yêu thương” nhằm kỷ niệm ngày công tác xã hội Việt Nam, đồng thời tặng 170 phần quà và các suất cơm đến người bệnh đang điều trị tại bệnh viện. Bà Nguyễn Thị Mỹ Châu, Trưởng phòng Công tác xã hội Bệnh viện thành phố Thủ Đức cho biết: Công tác xã hội, một ngành còn khá mới trong xã hội Việt Nam. Đây được xem là một ngành, nghề có thể hỗ trợ cho người dân nâng cao năng lực, khả năng ứng phó và kỹ năng giải quyết khó khăn, kết nối người dân được tiếp cận các nguồn hỗ trợ, các dịch vụ xã hội để cải thiện chất lượng cuộc sống, mang đến sự phát triển đồng bộ và hài hòa giữa người và xã hội, góp phần ngăn ngừa các vấn nạn xã hội, từ đó hướng tới một xã hội công bằng, bình đẳng và dân chủ toàn diện. Trên tinh thần kỷ niệm ngày công tác xã hội, Bệnh viện thành phố Thủ Đức tổ chức chương trình “Tháng 3 yêu thương nhằm kỷ niệm ngày công tác xã hội Việt Nam”. Đồng thời mong muốn được tri ân đến các quý mạnh thường quân, nhà hảo tâm đã đồng hành cùng bệnh viện trong suốt thời gian vừa qua.</text:p>
          </table:table-cell>
          <table:table-cell table:style-name="ce1"/>
          <table:table-cell office:value-type="string" table:style-name="ce2">
            <text:p>3</text:p>
          </table:table-cell>
          <table:table-cell table:number-columns-repeated="16377"/>
        </table:table-row>
        <table:table-row table:style-name="ro2">
          <table:table-cell office:value-type="float" office:value="19" table:style-name="ce1">
            <text:p>19</text:p>
          </table:table-cell>
          <table:table-cell office:value-type="string" table:style-name="ce1">
            <text:p>20 danh nhân, nhân vật lịch sử được đặt tên đường ở TP.Thủ Đức</text:p>
          </table:table-cell>
          <table:table-cell office:value-type="date" office:date-value="2021-04-25T00:00:00" table:style-name="ce5">
            <text:p>4/25/2021</text:p>
          </table:table-cell>
          <table:table-cell office:value-type="string" table:style-name="ce1">
            <text:p>p19.jpg</text:p>
          </table:table-cell>
          <table:table-cell office:value-type="string" table:style-name="ce1">
            <text:p>Phát biểu tại buổi lễ, ông Hoàng Tùng- Chủ tịch UBND TP Thủ Đức, cho biết đây là hoạt động bày tỏ lòng kính trọng và ghi nhớ công lao của các danh nhân, nhân vật lịch sử tiêu biểu, đã có đóng góp to lớn cho sự nghiệp cách mạng của Đảng, của đất nước, của dân tộc. Việc lấy tên các danh nhân, nhân vật lịch sử tiêu biểu của đất nước và TP Thủ Đức đặt tên cho 20 tuyến đường huyết mạch và các khu dân cư mới trên địa bàn là niềm vinh dự lớn của TP Thủ Đức. Đây cũng là tâm nguyện, là tấm lòng của người dân TPHCM nói chung, người dân TP Thủ Đức nói riêng, ghi nhận những đóng góp to lớn của các danh nhân, nhân vật lịch sử tiêu biểu. Với vị trí chiến lược ở cửa ngõ phía đông TPHCM, TP Thủ Đức được quy hoạch là Khu đô thị sáng tạo, tương tác cao, là trung tâm tài chính, thương mại, dịch vụ hiện đại với không gian mở, đồng thời, là đầu mối của các tuyến giao thông huyết mạch của TPHCM và vùng kinh tế trọng điểm phía Nam. Việc triển khai đầu tư xây dựng hoàn thiện hệ thống giao thông công cộng gắn với quản lý quy hoạch đô thị là một trong các nhiệm vụ ưu tiên hàng đầu của Đảng bộ, chính quyền TP Thủ Đức, góp phần thực hiện tốt công tác quản lý đô thị, quản lý hành chính, tạo điều kiện thuận lợi cho các tổ chức, cá nhân trong các hoạt động giao dịch kinh tế, văn hóa – xã hội trên địa bàn.</text:p>
          </table:table-cell>
          <table:table-cell table:style-name="ce1"/>
          <table:table-cell office:value-type="string" table:style-name="ce2">
            <text:p>1,2</text:p>
          </table:table-cell>
          <table:table-cell table:number-columns-repeated="16377"/>
        </table:table-row>
        <table:table-row table:style-name="ro2">
          <table:table-cell office:value-type="float" office:value="20" table:style-name="ce1">
            <text:p>20</text:p>
          </table:table-cell>
          <table:table-cell office:value-type="string" table:style-name="ce1">
            <text:p>"Phiên chợ 0 đồng" đến với người dân TP Thủ Đức ngày cận Tết</text:p>
          </table:table-cell>
          <table:table-cell office:value-type="date" office:date-value="2021-02-08T00:00:00" table:style-name="ce5">
            <text:p>2/8/2021</text:p>
          </table:table-cell>
          <table:table-cell office:value-type="string" table:style-name="ce1">
            <text:p>p20.jpg</text:p>
          </table:table-cell>
          <table:table-cell office:value-type="string" table:style-name="ce1">
            <text:p>Nhiều hộ dân có hoàn cảnh khó khăn được nhận nhiều món quà đầy ý nghĩa từ "Phiên chợ 0 đồng" do UBND phường Linh Trung tổ chứcSáng 8-2, Đảng ủy - HĐND - UBND - UBMTTQ Việt Nam phường Linh Trung (TP Thủ Đức) đã tổ chức "Phiên chợ 0 đồng", gắn với thực hiện Cuộc vận động "Người Việt Nam ưu tiên dùng hàng Việt Nam" nhân dịp Tết Tân Sửu năm 2021. Tham dự có các mạnh thường quân, lãnh đạo phường và 152 hộ nghèo, hộ cận nghèo, hộ có hoàn cảnh khó khăn. "Phiên chợ 0 đồng" có các mặt hàng nhu yếu phẩm cần thiết trong dịp Tết như: gạo, lạp xưởng, bánh chưng, rau củ quả và 1 cặp bông chưng Tết... Thông qua "Phiên chợ 0 đồng" đã chăm lo 152 hộ, tổng số tiền 152.000.000 đồng, góp phần tạo nên đợt hoạt động an sinh xã hội chung tay chăm lo cho các hộ nghèo, hộ khó khăn. Chương trình tổ chức đảm bảo công tác phòng, chống dịch bệnh Covid-19, BTC đã chia thành nhiều đợt khác nhau, đảm bảo giữ khoảng cách khi tham gia phiên chợ và thực hiện việc xịt khuẩn, đeo khẩu trang.</text:p>
          </table:table-cell>
          <table:table-cell table:style-name="ce1"/>
          <table:table-cell office:value-type="string" table:style-name="ce2">
            <text:p>3</text:p>
          </table:table-cell>
          <table:table-cell table:number-columns-repeated="16377"/>
        </table:table-row>
        <table:table-row table:number-rows-repeated="1048555" table:style-name="ro1">
          <table:table-cell table:number-columns-repeated="16384"/>
        </table:table-row>
      </table:table>
      <table:table table:name="categories" table:style-name="ta2">
        <table:table-column table:style-name="co6" table:default-cell-style-name="ce1"/>
        <table:table-column table:style-name="co7" table:default-cell-style-name="ce1"/>
        <table:table-column table:style-name="co6" table:number-columns-repeated="16382" table:default-cell-style-name="ce1"/>
        <table:table-row table:style-name="ro1">
          <table:table-cell office:value-type="string" table:style-name="ce1">
            <text:p>category_id</text:p>
          </table:table-cell>
          <table:table-cell office:value-type="string" table:style-name="ce1">
            <text:p>category_name</text:p>
          </table:table-cell>
          <table:table-cell table:number-columns-repeated="16382"/>
        </table:table-row>
        <table:table-row table:style-name="ro1">
          <table:table-cell office:value-type="float" office:value="1" table:style-name="ce1">
            <text:p>1</text:p>
          </table:table-cell>
          <table:table-cell office:value-type="string" table:style-name="ce4">
            <text:p>Thành lập thành phố</text:p>
          </table:table-cell>
          <table:table-cell table:number-columns-repeated="16382"/>
        </table:table-row>
        <table:table-row table:style-name="ro1">
          <table:table-cell office:value-type="float" office:value="2" table:style-name="ce1">
            <text:p>2</text:p>
          </table:table-cell>
          <table:table-cell office:value-type="string" table:style-name="ce1">
            <text:p>Phát triển thành phố</text:p>
          </table:table-cell>
          <table:table-cell table:number-columns-repeated="16382"/>
        </table:table-row>
        <table:table-row table:style-name="ro1">
          <table:table-cell office:value-type="float" office:value="3" table:style-name="ce1">
            <text:p>3</text:p>
          </table:table-cell>
          <table:table-cell office:value-type="string" table:style-name="ce1">
            <text:p>Con người thành phố</text:p>
          </table:table-cell>
          <table:table-cell table:number-columns-repeated="16382"/>
        </table:table-row>
        <table:table-row table:style-name="ro1">
          <table:table-cell table:style-name="ce1"/>
          <table:table-cell table:style-name="ce3"/>
          <table:table-cell table:number-columns-repeated="16382"/>
        </table:table-row>
        <table:table-row table:number-rows-repeated="3" table:style-name="ro1">
          <table:table-cell table:style-name="ce1"/>
          <table:table-cell table:style-name="ce4"/>
          <table:table-cell table:number-columns-repeated="16382"/>
        </table:table-row>
        <table:table-row table:number-rows-repeated="104856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date-style style:name="N19">
      <number:month/>
      <number:text>/</number:text>
      <number:day/>
      <number:text>/</number:text>
      <number:year number:style="long"/>
    </number:date-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Microsoft Office User</meta:initial-creator>
    <dc:creator>VICTORY</dc:creator>
    <meta:creation-date>2020-09-08T08:08:07Z</meta:creation-date>
    <dc:date>2022-04-13T14:55:58Z</dc:date>
    <meta:user-defined meta:name="WorkbookGuid">a1486110-483b-4902-848f-1a3bcdfa52e3</meta:user-defined>
  </office:meta>
</office:document-meta>
</file>